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0.716cm" table:align="left"/>
    </style:style>
    <style:style style:name="Tableau1.A" style:family="table-column">
      <style:table-column-properties style:column-width="0.716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2.889cm" table:align="left"/>
    </style:style>
    <style:style style:name="Tableau2.A" style:family="table-column">
      <style:table-column-properties style:column-width="2.88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6.72cm" table:align="left"/>
    </style:style>
    <style:style style:name="Tableau3.A" style:family="table-column">
      <style:table-column-properties style:column-width="6.72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5.711cm" table:align="left"/>
    </style:style>
    <style:style style:name="Tableau4.A" style:family="table-column">
      <style:table-column-properties style:column-width="5.711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0.589cm"/>
    </style:style>
    <style:style style:name="Tableau5.B" style:family="table-column">
      <style:table-column-properties style:column-width="16.411cm"/>
    </style:style>
    <style:style style:name="Tableau5.A1" style:family="table-cell">
      <style:table-cell-properties fo:padding="0.049cm" fo:border="none"/>
    </style:style>
    <style:style style:name="Tableau6" style:family="table">
      <style:table-properties style:width="5.54cm" table:align="left"/>
    </style:style>
    <style:style style:name="Tableau6.A" style:family="table-column">
      <style:table-column-properties style:column-width="5.54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2.676cm" table:align="left"/>
    </style:style>
    <style:style style:name="Tableau7.A" style:family="table-column">
      <style:table-column-properties style:column-width="2.676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2cm" table:align="left"/>
    </style:style>
    <style:style style:name="Tableau8.A" style:family="table-column">
      <style:table-column-properties style:column-width="2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4.523cm" fo:margin-left="1.247cm" table:align="left"/>
    </style:style>
    <style:style style:name="Tableau9.A" style:family="table-column">
      <style:table-column-properties style:column-width="4.523cm"/>
    </style:style>
    <style:style style:name="Tableau9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working-with-the-mongo-shell"/>Working with the <text:span text:style-name="Source_20_Text">mongo</text:span> Shell</text:h>
      <text:p text:style-name="Text_20_body">To display the database you are using, type <text:span text:style-name="Source_20_Text">db</text:span>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db</text:p>
          </table:table-cell>
        </table:table-row>
      </table:table>
      <text:p text:style-name="Text_20_body">The operation should return <text:span text:style-name="Source_20_Text">test</text:span>, which is the default database.</text:p>
      <text:p text:style-name="Text_20_body">To switch databases, issue the <text:span text:style-name="Source_20_Text">use &lt;db&gt;</text:span> helper, as in the following example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use &lt;database&gt;</text:p>
          </table:table-cell>
        </table:table-row>
      </table:table>
      <text:p text:style-name="Text_20_body">See also <text:a xlink:type="simple" xlink:href="https://docs.mongodb.com/manual/reference/method/db.getSiblingDB/#mongodb-method-db.getSiblingDB" text:style-name="Internet_20_link" text:visited-style-name="Visited_20_Internet_20_Link"><text:span text:style-name="Source_20_Text">db.getSiblingDB()</text:span></text:a> method to access a different database from the current database without switching your current database context (i.e. <text:span text:style-name="Source_20_Text">db</text:span>).</text:p>
      <text:p text:style-name="Text_20_body">To list the databases available to the user, use the helper <text:span text:style-name="Source_20_Text">show dbs</text:span>. <text:bookmark text:name="ref-access-id1"/><text:a xlink:type="simple" xlink:href="https://docs.mongodb.com/manual/mongo/#footnote-access" text:style-name="Internet_20_link" text:visited-style-name="Visited_20_Internet_20_Link">[1]</text:a></text:p>
      <text:p text:style-name="Text_20_body">You can switch to non-existing databases. When you first store data in the database, such as by creating a collection, MongoDB creates the database. For example, the following creates both the database <text:span text:style-name="Source_20_Text">myNewDatabase</text:span> and the <text:a xlink:type="simple" xlink:href="https://docs.mongodb.com/manual/reference/glossary/#std-term-collection" text:style-name="Internet_20_link" text:visited-style-name="Visited_20_Internet_20_Link">collection</text:a> <text:span text:style-name="Source_20_Text">myCollection</text:span> during the <text:a xlink:type="simple" xlink:href="https://docs.mongodb.com/manual/reference/method/db.collection.insertOne/#mongodb-method-db.collection.insertOne" text:style-name="Internet_20_link" text:visited-style-name="Visited_20_Internet_20_Link"><text:span text:style-name="Source_20_Text">insertOne()</text:span></text:a> operation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use myNewDatabase</text:p>
          </table:table-cell>
        </table:table-row>
        <table:table-row>
          <table:table-cell table:style-name="Tableau3.A1" office:value-type="string">
            <text:p text:style-name="Table_20_Contents">db.myCollection.insertOne( { x: 1 } );</text:p>
          </table:table-cell>
        </table:table-row>
      </table:table>
      <text:p text:style-name="Text_20_body">The <text:a xlink:type="simple" xlink:href="https://docs.mongodb.com/manual/reference/method/db.collection.insertOne/#mongodb-method-db.collection.insertOne" text:style-name="Internet_20_link" text:visited-style-name="Visited_20_Internet_20_Link"><text:span text:style-name="Source_20_Text">db.myCollection.insertOne()</text:span></text:a> is one of the <text:a xlink:type="simple" xlink:href="https://docs.mongodb.com/manual/reference/method/" text:style-name="Internet_20_link" text:visited-style-name="Visited_20_Internet_20_Link">methods available in the mongo shell</text:a>.</text:p>
      <text:list xml:id="list1808773102" text:style-name="L1">
        <text:list-item>
          <text:p text:style-name="P10"><text:span text:style-name="Source_20_Text">db</text:span> refers to the current database.</text:p>
        </text:list-item>
        <text:list-item>
          <text:p text:style-name="P2"><text:span text:style-name="Source_20_Text">myCollection</text:span> is the name of the collection.</text:p>
        </text:list-item>
      </text:list>
      <text:p text:style-name="Text_20_body">If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 does not accept the name of a collection, you can use the alternative <text:a xlink:type="simple" xlink:href="https://docs.mongodb.com/manual/reference/method/db.getCollection/#mongodb-method-db.getCollection" text:style-name="Internet_20_link" text:visited-style-name="Visited_20_Internet_20_Link"><text:span text:style-name="Source_20_Text">db.getCollection()</text:span></text:a> syntax. For instance, if a collection name contains a space or hyphen, starts with a number, or conflicts with a built-in function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db.getCollection("3 test").find()</text:p>
          </table:table-cell>
        </table:table-row>
        <table:table-row>
          <table:table-cell table:style-name="Tableau4.A1" office:value-type="string">
            <text:p text:style-name="Table_20_Contents">db.getCollection("3-test").find()</text:p>
          </table:table-cell>
        </table:table-row>
        <table:table-row>
          <table:table-cell table:style-name="Tableau4.A1" office:value-type="string">
            <text:p text:style-name="Table_20_Contents">db.getCollection("stats").find()</text:p>
          </table:table-cell>
        </table:table-row>
      </table:table>
      <text:p text:style-name="Text_20_body">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 prompt has a limit of 4095 codepoints for each line. If you enter a line with more than 4095 codepoints, the shell will truncate it.</text:p>
      <text:p text:style-name="Text_20_body">For more documentation of basic MongoDB operations in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, see:</text:p>
      <text:list xml:id="list1353737142" text:style-name="L2">
        <text:list-item>
          <text:p text:style-name="P11"><text:a xlink:type="simple" xlink:href="https://docs.mongodb.org/getting-started/shell/" text:style-name="Internet_20_link" text:visited-style-name="Visited_20_Internet_20_Link">Getting Started Guide</text:a></text:p>
        </text:list-item>
        <text:list-item>
          <text:p text:style-name="P11"><text:a xlink:type="simple" xlink:href="https://docs.mongodb.com/manual/tutorial/insert-documents/" text:style-name="Internet_20_link" text:visited-style-name="Visited_20_Internet_20_Link">Insert Documents</text:a></text:p>
        </text:list-item>
        <text:list-item>
          <text:p text:style-name="P11"><text:a xlink:type="simple" xlink:href="https://docs.mongodb.com/manual/tutorial/query-documents/" text:style-name="Internet_20_link" text:visited-style-name="Visited_20_Internet_20_Link">Query Documents</text:a></text:p>
        </text:list-item>
        <text:list-item>
          <text:p text:style-name="P11"><text:a xlink:type="simple" xlink:href="https://docs.mongodb.com/manual/tutorial/update-documents/" text:style-name="Internet_20_link" text:visited-style-name="Visited_20_Internet_20_Link">Update Documents</text:a></text:p>
        </text:list-item>
        <text:list-item>
          <text:p text:style-name="P11"><text:a xlink:type="simple" xlink:href="https://docs.mongodb.com/manual/tutorial/remove-documents/" text:style-name="Internet_20_link" text:visited-style-name="Visited_20_Internet_20_Link">Delete Documents</text:a></text:p>
        </text:list-item>
        <text:list-item>
          <text:p text:style-name="P3"><text:a xlink:type="simple" xlink:href="https://docs.mongodb.com/manual/reference/method/" text:style-name="Internet_20_link" text:visited-style-name="Visited_20_Internet_20_Link"><text:span text:style-name="Source_20_Text">mongo</text:span></text:a><text:a xlink:type="simple" xlink:href="https://docs.mongodb.com/manual/reference/method/" text:style-name="Internet_20_link" text:visited-style-name="Visited_20_Internet_20_Link"> Shell Methods</text:a></text:p>
        </text:list-item>
      </text:list>
      <text:p text:style-name="P1"><text:bookmark text:name="footnote-access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[<text:a xlink:type="simple" xlink:href="https://docs.mongodb.com/manual/mongo/#ref-access-id1" text:style-name="Internet_20_link" text:visited-style-name="Visited_20_Internet_20_Link">1</text:a>]</text:p>
          </table:table-cell>
          <table:table-cell table:style-name="Tableau5.A1" office:value-type="string">
            <text:p text:style-name="Table_20_Contents">If the deployment runs with access control, the operation returns different values based on user privileges. See <text:a xlink:type="simple" xlink:href="https://docs.mongodb.com/manual/reference/command/listDatabases/#std-label-listDatabases-behavior" text:style-name="Internet_20_link" text:visited-style-name="Visited_20_Internet_20_Link">listDatabases Behavior</text:a> for details.</text:p>
          </table:table-cell>
        </table:table-row>
      </table:table>
      <text:h text:style-name="Heading_20_3" text:outline-level="3"><text:bookmark text:name="format-printed-results"/><text:soft-page-break/>Format Printed Results</text:h>
      <text:p text:style-name="Text_20_body">The <text:a xlink:type="simple" xlink:href="https://docs.mongodb.com/manual/reference/method/db.collection.find/#mongodb-method-db.collection.find" text:style-name="Internet_20_link" text:visited-style-name="Visited_20_Internet_20_Link"><text:span text:style-name="Source_20_Text">db.collection.find()</text:span></text:a> method returns a <text:a xlink:type="simple" xlink:href="https://docs.mongodb.com/manual/reference/glossary/#std-term-cursor" text:style-name="Internet_20_link" text:visited-style-name="Visited_20_Internet_20_Link">cursor</text:a> to the results; however, in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, if the returned cursor is not assigned to a variable using the <text:span text:style-name="Source_20_Text">var</text:span> keyword, then the cursor is automatically iterated up to 20 times to print up to the first 20 documents that match the query.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 will prompt <text:span text:style-name="Source_20_Text">Type it</text:span> to iterate another 20 times.</text:p>
      <text:p text:style-name="Text_20_body">To format the printed result, you can add the <text:span text:style-name="Source_20_Text">.pretty()</text:span> to the operation, as in the following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db.myCollection.find().pretty()</text:p>
          </table:table-cell>
        </table:table-row>
      </table:table>
      <text:p text:style-name="Text_20_body">In addition, you can use the following explicit print methods in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:</text:p>
      <text:list xml:id="list1173921151" text:style-name="L3">
        <text:list-item>
          <text:p text:style-name="P12"><text:span text:style-name="Source_20_Text">print()</text:span> to print without formatting</text:p>
        </text:list-item>
        <text:list-item>
          <text:p text:style-name="P12"><text:span text:style-name="Source_20_Text">print(tojson(&lt;obj&gt;))</text:span> to print with <text:a xlink:type="simple" xlink:href="https://docs.mongodb.com/manual/reference/glossary/#std-term-JSON" text:style-name="Internet_20_link" text:visited-style-name="Visited_20_Internet_20_Link">JSON</text:a> formatting and equivalent to <text:span text:style-name="Source_20_Text">printjson()</text:span></text:p>
        </text:list-item>
        <text:list-item>
          <text:p text:style-name="P4"><text:span text:style-name="Source_20_Text">printjson()</text:span> to print with <text:a xlink:type="simple" xlink:href="https://docs.mongodb.com/manual/reference/glossary/#std-term-JSON" text:style-name="Internet_20_link" text:visited-style-name="Visited_20_Internet_20_Link">JSON</text:a> formatting and equivalent to <text:span text:style-name="Source_20_Text">print(tojson(&lt;obj&gt;))</text:span></text:p>
        </text:list-item>
      </text:list>
      <text:p text:style-name="Text_20_body">For more information and examples on cursor handling in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, see <text:a xlink:type="simple" xlink:href="https://docs.mongodb.com/manual/tutorial/iterate-a-cursor/" text:style-name="Internet_20_link" text:visited-style-name="Visited_20_Internet_20_Link">Iterate a Cursor in the </text:a><text:a xlink:type="simple" xlink:href="https://docs.mongodb.com/manual/tutorial/iterate-a-cursor/" text:style-name="Internet_20_link" text:visited-style-name="Visited_20_Internet_20_Link"><text:span text:style-name="Source_20_Text">mongo</text:span></text:a><text:a xlink:type="simple" xlink:href="https://docs.mongodb.com/manual/tutorial/iterate-a-cursor/" text:style-name="Internet_20_link" text:visited-style-name="Visited_20_Internet_20_Link"> Shell</text:a>. See also <text:a xlink:type="simple" xlink:href="https://docs.mongodb.com/manual/tutorial/access-mongo-shell-help/#std-label-mongo-shell-help-cursor" text:style-name="Internet_20_link" text:visited-style-name="Visited_20_Internet_20_Link">Cursor Help</text:a> for list of cursor help in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.</text:p>
      <text:h text:style-name="Heading_20_3" text:outline-level="3"><text:bookmark text:name="multi-line-operations-in-the-mongo-shell"/>Multi-line Operations in the <text:span text:style-name="Source_20_Text">mongo</text:span> Shell</text:h>
      <text:p text:style-name="Text_20_body">If you end a line with an open parenthesis (<text:span text:style-name="Source_20_Text">'('</text:span>), an open brace (<text:span text:style-name="Source_20_Text">'{'</text:span>), or an open bracket (<text:span text:style-name="Source_20_Text">'['</text:span>), then the subsequent lines start with ellipsis (<text:span text:style-name="Source_20_Text">"..."</text:span>) until you enter the corresponding closing parenthesis (<text:span text:style-name="Source_20_Text">')'</text:span>), the closing brace (<text:span text:style-name="Source_20_Text">'}'</text:span>) or the closing bracket (<text:span text:style-name="Source_20_Text">']'</text:span>).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 waits for the closing parenthesis, closing brace, or the closing bracket before evaluating the code, as in the following example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&gt; if ( x &gt; 0 ) {</text:p>
          </table:table-cell>
        </table:table-row>
        <table:table-row>
          <table:table-cell table:style-name="Tableau7.A1" office:value-type="string">
            <text:p text:style-name="Table_20_Contents">... count++;</text:p>
          </table:table-cell>
        </table:table-row>
        <table:table-row>
          <table:table-cell table:style-name="Tableau7.A1" office:value-type="string">
            <text:p text:style-name="Table_20_Contents">... print (x);</text:p>
          </table:table-cell>
        </table:table-row>
        <table:table-row>
          <table:table-cell table:style-name="Tableau7.A1" office:value-type="string">
            <text:p text:style-name="Table_20_Contents">... }</text:p>
          </table:table-cell>
        </table:table-row>
      </table:table>
      <text:p text:style-name="Text_20_body">You can exit the line continuation mode if you enter two blank lines, as in the following example: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&gt; if (x &gt; 0</text:p>
          </table:table-cell>
        </table:table-row>
        <table:table-row>
          <table:table-cell table:style-name="Tableau8.A1" office:value-type="string">
            <text:p text:style-name="Table_20_Contents">...</text:p>
          </table:table-cell>
        </table:table-row>
        <table:table-row>
          <table:table-cell table:style-name="Tableau8.A1" office:value-type="string">
            <text:p text:style-name="Table_20_Contents">...</text:p>
          </table:table-cell>
        </table:table-row>
        <table:table-row>
          <table:table-cell table:style-name="Tableau8.A1" office:value-type="string">
            <text:p text:style-name="Table_20_Contents">&gt;</text:p>
          </table:table-cell>
        </table:table-row>
      </table:table>
      <text:h text:style-name="Heading_20_2" text:outline-level="2"><text:bookmark text:name="tab-completion-and-other-keyboard-shortcuts"/>Tab Completion and Other Keyboard Shortcuts</text:h>
      <text:p text:style-name="Text_20_body">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 supports keyboard shortcuts. For example,</text:p>
      <text:list xml:id="list4259169261" text:style-name="L4">
        <text:list-item>
          <text:p text:style-name="P13">Use the up/down arrow keys to scroll through command history. See <text:a xlink:type="simple" xlink:href="https://docs.mongodb.com/manual/reference/program/mongo/#std-label-mongo-dbshell-file" text:style-name="Internet_20_link" text:visited-style-name="Visited_20_Internet_20_Link">.dbshell</text:a> documentation for more information on the <text:span text:style-name="Source_20_Text">.dbshell</text:span> file.</text:p>
        </text:list-item>
        <text:list-item>
          <text:p text:style-name="P5">Use <text:span text:style-name="Source_20_Text">&lt;Tab&gt;</text:span> to autocomplete or to list the completion possibilities, as in the following example which uses <text:span text:style-name="Source_20_Text">&lt;Tab&gt;</text:span> to complete the method name starting with the letter <text:span text:style-name="Source_20_Text">'c'</text:span>:</text:p>
        </text:list-item>
      </text:list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db.myCollection.c&lt;Tab&gt;</text:p>
          </table:table-cell>
        </table:table-row>
      </table:table>
      <text:list xml:id="list4199775955" text:style-name="L5">
        <text:list-item>
          <text:p text:style-name="P6"><text:soft-page-break/>Because there are many collection methods starting with the letter <text:span text:style-name="Source_20_Text">'c'</text:span>, the <text:span text:style-name="Source_20_Text">&lt;Tab&gt;</text:span> will list the various methods that start with <text:span text:style-name="Source_20_Text">'c'</text:span>.</text:p>
        </text:list-item>
      </text:list>
      <text:p text:style-name="Text_20_body">For a full list of the shortcuts, see <text:a xlink:type="simple" xlink:href="https://docs.mongodb.com/manual/reference/program/mongo/#std-label-mongo-keyboard-shortcuts" text:style-name="Internet_20_link" text:visited-style-name="Visited_20_Internet_20_Link">Shell Keyboard Shortcuts</text:a></text:p>
      <text:h text:style-name="Heading_20_2" text:outline-level="2"><text:bookmark text:name=".mongorc.js-file"/><text:span text:style-name="Source_20_Text">.mongorc.js</text:span> File</text:h>
      <text:p text:style-name="Text_20_body">When starting,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checks the user's <text:a xlink:type="simple" xlink:href="https://docs.mongodb.com/manual/reference/program/mongo/#std-envvar-HOME" text:style-name="Internet_20_link" text:visited-style-name="Visited_20_Internet_20_Link"><text:span text:style-name="Source_20_Text">HOME</text:span></text:a> directory for a JavaScript file named <text:a xlink:type="simple" xlink:href="https://docs.mongodb.com/manual/reference/program/mongo/#std-label-mongo-mongorc-file" text:style-name="Internet_20_link" text:visited-style-name="Visited_20_Internet_20_Link">.mongorc.js</text:a>. If found,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interprets the content of <text:span text:style-name="Source_20_Text">.mongorc.js</text:span> before displaying the prompt for the first time. If you use the shell to evaluate a JavaScript file or expression, either by using the <text:a xlink:type="simple" xlink:href="https://docs.mongodb.com/manual/reference/program/mongo/#std-option-mongo.--eval" text:style-name="Internet_20_link" text:visited-style-name="Visited_20_Internet_20_Link"><text:span text:style-name="Source_20_Text">--eval</text:span></text:a> option on the command line or by specifying <text:a xlink:type="simple" xlink:href="https://docs.mongodb.com/manual/reference/program/mongo/#std-label-mongo-shell-file" text:style-name="Internet_20_link" text:visited-style-name="Visited_20_Internet_20_Link">a .js file to mongo</text:a>,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will read the <text:span text:style-name="Source_20_Text">.mongorc.js</text:span> file <text:span text:style-name="Emphasis">after</text:span> the JavaScript has finished processing. You can prevent <text:span text:style-name="Source_20_Text">.mongorc.js</text:span> from being loaded by using the <text:a xlink:type="simple" xlink:href="https://docs.mongodb.com/manual/reference/program/mongo/#std-option-mongo.--norc" text:style-name="Internet_20_link" text:visited-style-name="Visited_20_Internet_20_Link"><text:span text:style-name="Source_20_Text">--norc</text:span></text:a> option.</text:p>
      <text:h text:style-name="Heading_20_2" text:outline-level="2"><text:bookmark text:name="std-label-mongo-shell-exit"/><text:bookmark text:name="exit-the-shell"/>Exit the Shell</text:h>
      <text:p text:style-name="Text_20_body">To exit the shell, type <text:span text:style-name="Source_20_Text">quit()</text:span> or use the <text:span text:style-name="Source_20_Text">&lt;Ctrl-C&gt;</text:span> shortcut.</text:p>
      <text:h text:style-name="Heading_20_2" text:outline-level="2"><text:bookmark text:name="std-label-compare-mongosh-mongo"/><text:bookmark text:name="comparison-of-the-mongo-shell-and-mongosh"/>Comparison of the <text:span text:style-name="Source_20_Text">mongo</text:span> Shell and <text:span text:style-name="Source_20_Text">mongosh</text:span></text:h>
      <text:p text:style-name="Text_20_body">Note</text:p>
      <text:p text:style-name="Text_20_body"><text:a xlink:type="simple" xlink:href="https://docs.mongodb.com/mongodb-shell/" text:style-name="Internet_20_link" text:visited-style-name="Visited_20_Internet_20_Link">mongosh</text:a> is currently available as a <text:span text:style-name="Strong_20_Emphasis">Beta</text:span> release. The product, its features, and the corresponding documentation may change during the Beta stage.</text:p>
      <text:p text:style-name="Text_20_body">The new MongoDB Shell, <text:a xlink:type="simple" xlink:href="https://docs.mongodb.com/mongodb-shell/" text:style-name="Internet_20_link" text:visited-style-name="Visited_20_Internet_20_Link">mongosh</text:a>, offers numerous advantages over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, such as:</text:p>
      <text:list xml:id="list40668131" text:style-name="L6">
        <text:list-item>
          <text:p text:style-name="P14">Improved syntax highlighting.</text:p>
        </text:list-item>
        <text:list-item>
          <text:p text:style-name="P14">Improved command history.</text:p>
        </text:list-item>
        <text:list-item>
          <text:p text:style-name="P7">Improved logging.</text:p>
        </text:list-item>
      </text:list>
      <text:p text:style-name="Text_20_body">During the beta stage, <text:span text:style-name="Source_20_Text">mongosh</text:span> supports a subset of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 methods. Achieving feature parity between <text:span text:style-name="Source_20_Text">mongosh</text:span> and the <text:span text:style-name="Source_20_Text">mongo</text:span> shell is an ongoing effort.</text:p>
      <text:p text:style-name="Text_20_body">To maintain backwards compatibility, the methods that <text:span text:style-name="Source_20_Text">mongosh</text:span> supports use the same syntax as the corresponding methods in the 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shell. To see the complete list of methods supported by <text:span text:style-name="Source_20_Text">mongosh</text:span>, see <text:a xlink:type="simple" xlink:href="https://docs.mongodb.com/mongodb-shell/reference/methods/" text:style-name="Internet_20_link" text:visited-style-name="Visited_20_Internet_20_Link">MongoDB Shell Methods</text:a>.</text:p>
      <text:p text:style-name="P9">Tip</text:p>
      <text:p text:style-name="Text_20_body">See also: </text:p>
      <text:list xml:id="list2341102437" text:style-name="L7">
        <text:list-item>
          <text:p text:style-name="P15"><text:a xlink:type="simple" xlink:href="https://docs.mongodb.org/getting-started/shell/" text:style-name="Internet_20_link" text:visited-style-name="Visited_20_Internet_20_Link">Getting Started Guide</text:a></text:p>
        </text:list-item>
        <text:list-item>
          <text:p text:style-name="P15"><text:a xlink:type="simple" xlink:href="https://docs.mongodb.com/manual/reference/program/mongo/#mongodb-binary-bin.mongo" text:style-name="Internet_20_link" text:visited-style-name="Visited_20_Internet_20_Link"><text:span text:style-name="Source_20_Text">mongo</text:span></text:a> Reference Page</text:p>
        </text:list-item>
        <text:list-item>
          <text:p text:style-name="P8"><text:a xlink:type="simple" xlink:href="https://docs.mongodb.com/mongodb-shell/" text:style-name="Internet_20_link" text:visited-style-name="Visited_20_Internet_20_Link">mongosh Documentation</text:a></text:p>
        </text:list-item>
      </text:list>
      <text:p text:style-name="Text_20_body">© MongoDB, Inc 2008-present. MongoDB, Mongo, and the leaf logo are registered trademarks of MongoDB, Inc.</text:p>
      <text:p text:style-name="Text_20_body">←  <text:a xlink:type="simple" xlink:href="https://docs.mongodb.com/manual/tutorial/verify-mongodb-packages/" text:style-name="Internet_20_link" text:visited-style-name="Visited_20_Internet_20_Link">Verify Integrity of MongoDB Packages</text:a><text:a xlink:type="simple" xlink:href="https://docs.mongodb.com/manual/tutorial/configure-mongo-shell/" text:style-name="Internet_20_link" text:visited-style-name="Visited_20_Internet_20_Link">Configure the </text:a><text:a xlink:type="simple" xlink:href="https://docs.mongodb.com/manual/tutorial/configure-mongo-shell/" text:style-name="Internet_20_link" text:visited-style-name="Visited_20_Internet_20_Link"><text:span text:style-name="Source_20_Text">mongo</text:span></text:a><text:a xlink:type="simple" xlink:href="https://docs.mongodb.com/manual/tutorial/configure-mongo-shell/" text:style-name="Internet_20_link" text:visited-style-name="Visited_20_Internet_20_Link"> Shell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0:21:12.038704557</meta:creation-date>
    <dc:date>2021-04-17T10:21:45.987799034</dc:date>
    <meta:editing-duration>PT35S</meta:editing-duration>
    <meta:editing-cycles>1</meta:editing-cycles>
    <meta:document-statistic meta:table-count="9" meta:image-count="0" meta:object-count="0" meta:page-count="3" meta:paragraph-count="75" meta:word-count="905" meta:character-count="5545" meta:non-whitespace-character-count="4735"/>
    <meta:generator>LibreOffice/6.4.6.2$Linux_X86_64 LibreOffice_project/40$Build-2</meta:generator>
  </office:meta>
</office:document-meta>
</file>